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
      <text:p text:style-name="Text_20_body">When Saul got up, he could not see. His friends had to lead him into Damascus. Saul did not eat or drink anything for three days.</text:p>
      <text:h text:style-name="Heading_20_9" text:outline-level="9">46-04</text:h>
      <text:p text:style-name="First_20_paragraph"/>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5:00Z</meta:creation-date>
    <dc:date>2023-05-24T11:35:00Z</dc:date>
  </office:meta>
</office:document-meta>
</file>